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Lao" svg:font-family="'Noto Sans La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Noto Sans"/>
    </style:style>
    <style:style style:name="P2" style:family="paragraph" style:parent-style-name="Standard">
      <style:text-properties style:font-name="Noto Sans" officeooo:paragraph-rsid="0005c178"/>
    </style:style>
    <style:style style:name="T1" style:family="text">
      <style:text-properties fo:color="#f99157" loext:opacity="100%"/>
    </style:style>
    <style:style style:name="T2" style:family="text">
      <style:text-properties fo:color="#f99157" loext:opacity="100%" style:font-name="Consolas" fo:font-size="10.5pt" fo:font-weight="normal"/>
    </style:style>
    <style:style style:name="T3" style:family="text">
      <style:text-properties fo:color="#5fb3b3" loext:opacity="100%"/>
    </style:style>
    <style:style style:name="T4" style:family="text">
      <style:text-properties fo:color="#5fb3b3" loext:opacity="100%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6699cc" loext:opacity="100%"/>
    </style:style>
    <style:style style:name="T7" style:family="text">
      <style:text-properties fo:color="#6699cc" loext:opacity="100%" style:font-name="Consolas" fo:font-size="10.5pt" fo:font-weight="normal"/>
    </style:style>
    <style:style style:name="T8" style:family="text">
      <style:text-properties fo:color="#c594c5" loext:opacity="100%"/>
    </style:style>
    <style:style style:name="T9" style:family="text">
      <style:text-properties fo:color="#c594c5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cise 3 Задание на использование цыклов и условий</text:p>
      <text:p text:style-name="P1"/>
      <text:p text:style-name="P1">1.При помощи цикла выведите числа от 5 до 10 в консоль. 5 и 10 включительно.</text:p>
      <text:p text:style-name="P1"><text:tab/>Цикл можно использовать любой</text:p>
      <text:p text:style-name="P1">2. При помощи цикла for вывести числа от 20 до 10 в консоль. В обратном порядке (20, 19, 18...).</text:p>
      <text:p text:style-name="P1"><text:tab/> Когда цикл дойдет до числа 13 - остановить весь цикл</text:p>
      <text:p text:style-name="P1">3. При помощи цикла for выведите чётные числа от 2 до 10 включительно</text:p>
      <text:p text:style-name="P1">4. Перепишите цикл  for на вариант с while. Результат должен остаться точно <text:tab/>таким же.</text:p>
      <text:p text:style-name="P1"><text:tab/>Не создайте бесконечный цикл! Иначе браузер может зависнуть.</text:p>
      <text:p text:style-name="P1"><text:tab/>Цикл, который нужно переписать:</text:p>
      <text:p text:style-name="P2"><text:s text:c="4"/>for (let i = 2; i &lt;= 16; i++) {</text:p>
      <text:p text:style-name="P2"><text:s text:c="7"/>if (i % 2 === 0) {</text:p>
      <text:p text:style-name="P1"><text:s text:c="13"/>continue;</text:p>
      <text:p text:style-name="P1"><text:s text:c="8"/>} else {</text:p>
      <text:p text:style-name="P1"><text:s text:c="12"/>console.log(i);</text:p>
      <text:p text:style-name="P1"><text:s text:c="10"/>}</text:p>
      <text:p text:style-name="P1"><text:s text:c="6"/>}</text:p>
      <text:p text:style-name="P1">5. Заполните массив цифрами от 5 до 10 включительно. Помните, что элементы <text:tab/>массива можно сформировать так же,как и обращаться к ним: arr[0]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Lao" svg:font-family="'Noto Sans La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6T22:42:57.563000000</meta:creation-date>
    <dc:date>2024-01-16T22:52:40.691000000</dc:date>
    <meta:editing-duration>PT9M43S</meta:editing-duration>
    <meta:editing-cycles>1</meta:editing-cycles>
    <meta:document-statistic meta:table-count="0" meta:image-count="0" meta:object-count="0" meta:page-count="1" meta:paragraph-count="17" meta:word-count="141" meta:character-count="838" meta:non-whitespace-character-count="646"/>
    <meta:generator>LibreOffice/7.1.2.2$Windows_X86_64 LibreOffice_project/8a45595d069ef5570103caea1b71cc9d82b2aae4</meta:generator>
  </office:meta>
</office:document-meta>
</file>